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Light" style:font-name-complex="Calibri Light" fo:font-size="28pt" style:font-size-asian="28pt" style:font-size-complex="28pt"/>
    </style:style>
    <style:style style:name="P2" style:parent-style-name="ListParagraph" style:list-style-name="LFO1" style:family="paragraph">
      <style:text-properties fo:font-size="16pt" style:font-size-asian="16pt" style:font-size-complex="16pt"/>
    </style:style>
    <style:style style:name="P3" style:parent-style-name="Normal" style:family="paragraph">
      <style:text-properties fo:font-weight="bold" style:font-weight-asian="bold" style:font-weight-complex="bold" fo:language="en" fo:country="GB"/>
    </style:style>
    <style:style style:name="T4" style:parent-style-name="DefaultParagraphFont" style:family="text">
      <style:text-properties fo:font-weight="bold" style:font-weight-asian="bold" style:font-weight-complex="bold"/>
    </style:style>
    <style:style style:name="P5" style:parent-style-name="ListParagraph" style:list-style-name="LFO1" style:family="paragraph">
      <style:text-properties fo:font-size="16pt" style:font-size-asian="16pt" style:font-size-complex="16pt"/>
    </style:style>
    <style:style style:name="P6" style:parent-style-name="Normal" style:family="paragraph">
      <style:text-properties fo:font-weight="bold" style:font-weight-asian="bold" style:font-weight-complex="bold" fo:language="en" fo:country="GB"/>
    </style:style>
    <style:style style:name="P7" style:parent-style-name="Normal" style:family="paragraph">
      <style:text-properties fo:font-weight="bold" style:font-weight-asian="bold" style:font-weight-complex="bold" fo:language="en" fo:country="GB"/>
    </style:style>
    <style:style style:name="P8" style:parent-style-name="nn" style:family="paragraph">
      <style:paragraph-properties fo:background-color="#FFFFFF"/>
      <style:text-properties style:font-name="Calibri" style:font-name-complex="Calibri" fo:font-weight="bold" style:font-weight-asian="bold" style:font-weight-complex="bold" fo:color="#000000" fo:font-size="11pt" style:font-size-asian="11pt" style:font-size-complex="11pt" fo:language="en" fo:country="GB"/>
    </style:style>
    <style:style style:name="P9" style:parent-style-name="ListParagraph" style:list-style-name="LFO1" style:family="paragraph">
      <style:text-properties fo:font-size="16pt" style:font-size-asian="16pt" style:font-size-complex="16pt"/>
    </style:style>
    <style:style style:name="P10" style:parent-style-name="Normal" style:family="paragraph">
      <style:text-properties fo:font-weight="bold" style:font-weight-asian="bold" style:font-weight-complex="bold" fo:language="en" fo:country="GB"/>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T18" style:parent-style-name="DefaultParagraphFont" style:family="text">
      <style:text-properties fo:font-size="10pt" style:font-size-asian="10pt" style:font-size-complex="10pt"/>
    </style:style>
  </office:automatic-styles>
  <office:body>
    <office:text text:use-soft-page-breaks="true">
      <text:p text:style-name="P1">Kalima Admin : Docker</text:p>
      <text:list text:style-name="LFO1" text:continue-numbering="true">
        <text:list-item>
          <text:p text:style-name="P2">Introduction</text:p>
        </text:list-item>
      </text:list>
      <text:p text:style-name="Normal">L'installation de Kalima Admin avec docker est possible pour faciliter les démarches.</text:p>
      <text:p text:style-name="Normal">L'image docker est disponible sur le registry suivant : kalimasystems</text:p>
      <text:p text:style-name="Normal">Pour se faire, on a juste besoin de docker, cf : docs.docker.com/get-docker/</text:p>
      <text:p text:style-name="Normal">Il suffit alors de faire un pull de l'image avec la commande suivante :</text:p>
      <text:p text:style-name="P3">docker pull kalimasystems/kalima-admin:latest</text:p>
      <text:p text:style-name="Normal">Pour utiliser Kalima Admin, nous avons également besoin d’une API REST afin d’avoir les données sur cette interface, pour cela, il va falloir dans un premier temps, installer cette API REST.</text:p>
      <text:p text:style-name="Normal">Il faut alors pull l’image de cette API REST :<text:s/><text:span text:style-name="T4">docker pull kalimasystems/kalima-rest-api:latest</text:span></text:p>
      <text:list text:style-name="LFO1" text:continue-numbering="true">
        <text:list-item>
          <text:p text:style-name="P5">Lancement du conteneur pour l’API REST</text:p>
        </text:list-item>
      </text:list>
      <text:p text:style-name="Normal">On ne détaille ici que les commandes docker pour lancer l’API REST, pour plus d’explication, vous pouvez vous rendre ici :<text:s/><text:a xlink:href="https://doc.kalimadb.com/Tutorials/Rest/restAPI.htm" office:target-frame-name="_top" xlink:show="replace"><text:span text:style-name="Hyperlink">https://doc.kalimadb.com/Tutorials/Rest/restAPI.htm</text:span></text:a></text:p>
      <text:p text:style-name="P6">docker volume create<text:s/>&lt;volume-name&gt;</text:p>
      <text:p text:style-name="P7">docker run --publish<text:s/>9090:9090<text:s/>--detach --name kalima-rest-api --mount source=&lt;volume-name&gt;,target=/home/rcs/jit --env PORT=9090<text:s/>--env SERIAL_ID=&lt;YourSerialId &gt;<text:s/>--env PRIVACHAIN=&lt;privachain-name&gt;<text:s/>kalimasystems/kalima-rest-api:latest</text:p>
      <text:p text:style-name="P8"/>
      <text:list text:style-name="LFO1" text:continue-numbering="true">
        <text:list-item>
          <text:p text:style-name="P9">Lancement du conteneur pour Kalima admin</text:p>
        </text:list-item>
      </text:list>
      <text:p text:style-name="Normal">Une fois que l'on a l'image et le volume, il ne reste plus qu'à lancer le conteneur avec la commande :</text:p>
      <text:p text:style-name="P10">docker run --publish 8080:8080 --detach --name kalima-admin --env PORT=8080 --env REST_API_URL=http://localhost:7070 --env MULTISIG=false kalimasystems/kalima-admin:latest</text:p>
      <text:p text:style-name="P11">* publish : transfère le port de l'hôte vers le port du conteneur</text:p>
      <text:p text:style-name="P12">* detach : permet de lancer le conteneur en arrière-plan</text:p>
      <text:p text:style-name="P13">* name : nom du conteneur</text:p>
      <text:p text:style-name="P14">* env : variables d'environnement</text:p>
      <text:p text:style-name="P15"><text:tab/>* PORT : port utilisé dans le conteneur</text:p>
      <text:p text:style-name="P16"><text:tab/>* REST_API_URL : url vers l’API avec laquelle kalima admin va communiquer</text:p>
      <text:p text:style-name="P17"><text:tab/>* MULTISIG : true ou false, pour savoir si on active l’authentification multisig</text:p>
      <text:p text:style-name="Normal"><text:span text:style-name="T18">* finalement, on met le nom de l'image</text:span></text:p>
      <text:p text:style-name="Normal">Une fois la commande run lancée, il suffit de se rendre sur (changer le port si nécessaire) : localhost:8080/kalima-adm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n" style:display-name="nn"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istan Souillard</meta:initial-creator>
    <dc:creator>Tristan Souillard</dc:creator>
    <meta:creation-date>2022-12-14T10:34:00Z</meta:creation-date>
    <dc:date>2022-12-21T09:19:00Z</dc:date>
    <meta:template xlink:href="Normal.dotm" xlink:type="simple"/>
    <meta:editing-cycles>15</meta:editing-cycles>
    <meta:editing-duration>PT1740S</meta:editing-duration>
    <meta:document-statistic meta:page-count="1" meta:paragraph-count="4" meta:word-count="320" meta:character-count="2080" meta:row-count="14" meta:non-whitespace-character-count="1764"/>
  </office:meta>
</office:document-meta>
</file>